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181b" officeooo:paragraph-rsid="0028d996"/>
    </style:style>
    <style:style style:name="P4" style:family="paragraph" style:parent-style-name="Standard">
      <style:text-properties officeooo:rsid="001f181b" officeooo:paragraph-rsid="0037f830"/>
    </style:style>
    <style:style style:name="P5" style:family="paragraph" style:parent-style-name="Standard">
      <style:text-properties officeooo:rsid="001f9640" officeooo:paragraph-rsid="001f9640"/>
    </style:style>
    <style:style style:name="P6" style:family="paragraph" style:parent-style-name="Standard">
      <style:text-properties officeooo:rsid="001ffac2" officeooo:paragraph-rsid="001ffac2"/>
    </style:style>
    <style:style style:name="P7" style:family="paragraph" style:parent-style-name="Standard">
      <style:text-properties officeooo:rsid="001ffac2" officeooo:paragraph-rsid="0022a8ec"/>
    </style:style>
    <style:style style:name="P8" style:family="paragraph" style:parent-style-name="Standard">
      <style:text-properties officeooo:rsid="0028d996" officeooo:paragraph-rsid="0028d996"/>
    </style:style>
    <style:style style:name="P9" style:family="paragraph" style:parent-style-name="Standard">
      <style:text-properties fo:font-weight="bold" officeooo:rsid="00185566" officeooo:paragraph-rsid="003747b4" style:font-weight-asian="bold" style:font-weight-complex="bold"/>
    </style:style>
    <style:style style:name="P10" style:family="paragraph" style:parent-style-name="Standard">
      <style:text-properties fo:font-weight="bold" officeooo:rsid="00477eae" officeooo:paragraph-rsid="003bfea3" style:font-weight-asian="bold" style:font-weight-complex="bold"/>
    </style:style>
    <style:style style:name="P11" style:family="paragraph" style:parent-style-name="Standard">
      <style:text-properties fo:font-weight="bold" officeooo:rsid="00535889" officeooo:paragraph-rsid="003bfea3" style:font-weight-asian="bold" style:font-weight-complex="bold"/>
    </style:style>
    <style:style style:name="P12" style:family="paragraph" style:parent-style-name="Standard">
      <style:text-properties fo:font-weight="normal" officeooo:rsid="0026bae1" officeooo:paragraph-rsid="003747b4" style:font-weight-asian="normal" style:font-weight-complex="normal"/>
    </style:style>
    <style:style style:name="P13" style:family="paragraph" style:parent-style-name="Standard">
      <style:text-properties fo:font-weight="normal" officeooo:rsid="00535889" officeooo:paragraph-rsid="003bfea3" style:font-weight-asian="normal" style:font-weight-complex="normal"/>
    </style:style>
    <style:style style:name="P14" style:family="paragraph" style:parent-style-name="Standard">
      <style:text-properties officeooo:rsid="003747b4" officeooo:paragraph-rsid="003747b4"/>
    </style:style>
    <style:style style:name="P15" style:family="paragraph" style:parent-style-name="Standard">
      <style:text-properties officeooo:paragraph-rsid="0037f830"/>
    </style:style>
    <style:style style:name="P16" style:family="paragraph" style:parent-style-name="Standard">
      <style:text-properties officeooo:rsid="003c4590" officeooo:paragraph-rsid="003bfea3"/>
    </style:style>
    <style:style style:name="P17" style:family="paragraph" style:parent-style-name="Standard">
      <style:text-properties officeooo:rsid="00415530" officeooo:paragraph-rsid="003bfea3"/>
    </style:style>
    <style:style style:name="P18" style:family="paragraph" style:parent-style-name="Text_20_body">
      <style:text-properties officeooo:rsid="001ffac2" officeooo:paragraph-rsid="001ffac2"/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5" style:family="paragraph" style:parent-style-name="Heading_20_1" style:list-style-name="">
      <style:text-properties officeooo:rsid="003747b4" officeooo:paragraph-rsid="003747b4"/>
    </style:style>
    <style:style style:name="P26" style:family="paragraph" style:parent-style-name="Heading_20_1">
      <style:paragraph-properties fo:break-before="page"/>
      <style:text-properties officeooo:rsid="003747b4" officeooo:paragraph-rsid="003747b4"/>
    </style:style>
    <style:style style:name="P27" style:family="paragraph" style:parent-style-name="Heading_20_2">
      <style:text-properties officeooo:rsid="0028d996" officeooo:paragraph-rsid="0028d996"/>
    </style:style>
    <style:style style:name="P28" style:family="paragraph" style:parent-style-name="Heading_20_2">
      <style:text-properties officeooo:rsid="006dc597" officeooo:paragraph-rsid="0038e4ed"/>
    </style:style>
    <style:style style:name="P29" style:family="paragraph" style:parent-style-name="Heading_20_2">
      <style:text-properties officeooo:paragraph-rsid="003bfea3"/>
    </style:style>
    <style:style style:name="P30" style:family="paragraph" style:parent-style-name="Standard" style:list-style-name="L1">
      <style:text-properties officeooo:paragraph-rsid="0037f830"/>
    </style:style>
    <style:style style:name="P31" style:family="paragraph" style:parent-style-name="Standard" style:list-style-name="L2">
      <style:text-properties officeooo:rsid="003c4590" officeooo:paragraph-rsid="003bfea3"/>
    </style:style>
    <style:style style:name="P32" style:family="paragraph" style:parent-style-name="Standard" style:list-style-name="L3">
      <style:text-properties officeooo:rsid="00415530" officeooo:paragraph-rsid="003bfea3"/>
    </style:style>
    <style:style style:name="P33" style:family="paragraph" style:parent-style-name="Standard" style:list-style-name="L3">
      <style:text-properties officeooo:rsid="005e6c1a" officeooo:paragraph-rsid="003bfea3"/>
    </style:style>
    <style:style style:name="P34" style:family="paragraph" style:parent-style-name="Standard">
      <style:text-properties fo:font-weight="bold" officeooo:rsid="001b6d5d" officeooo:paragraph-rsid="003bfea3" style:font-weight-asian="bold" style:font-weight-complex="bold"/>
    </style:style>
    <style:style style:name="P35" style:family="paragraph" style:parent-style-name="Text_20_body">
      <style:text-properties officeooo:rsid="003d9d52" officeooo:paragraph-rsid="003d9d52"/>
    </style:style>
    <style:style style:name="P36" style:family="paragraph" style:parent-style-name="Text_20_body">
      <style:text-properties officeooo:rsid="003f3746" officeooo:paragraph-rsid="003f3746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officeooo:rsid="0027f7bc"/>
    </style:style>
    <style:style style:name="T5" style:family="text">
      <style:text-properties officeooo:rsid="0028d996"/>
    </style:style>
    <style:style style:name="T6" style:family="text">
      <style:text-properties officeooo:rsid="001f181b"/>
    </style:style>
    <style:style style:name="T7" style:family="text">
      <style:text-properties officeooo:rsid="003747b4"/>
    </style:style>
    <style:style style:name="T8" style:family="text">
      <style:text-properties officeooo:rsid="005903d3"/>
    </style:style>
    <style:style style:name="T9" style:family="text">
      <style:text-properties officeooo:rsid="0065a2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9"><text:a xlink:type="simple" xlink:href="#__RefHeading___Toc1780_2300946422" text:style-name="Index_20_Link" text:visited-style-name="Index_20_Link">Allgemein<text:tab/>2</text:a></text:p>
          <text:p text:style-name="P19"><text:a xlink:type="simple" xlink:href="#__RefHeading___Toc1782_2300946422" text:style-name="Index_20_Link" text:visited-style-name="Index_20_Link">Begrifflichkeiten<text:tab/>2</text:a></text:p>
          <text:p text:style-name="P20"><text:a xlink:type="simple" xlink:href="#__RefHeading___Toc1784_2300946422" text:style-name="Index_20_Link" text:visited-style-name="Index_20_Link">Knoten<text:tab/>2</text:a></text:p>
          <text:p text:style-name="P21"><text:a xlink:type="simple" xlink:href="#__RefHeading___Toc1786_2300946422" text:style-name="Index_20_Link" text:visited-style-name="Index_20_Link">Realer Knoten<text:tab/>2</text:a></text:p>
          <text:p text:style-name="P21"><text:a xlink:type="simple" xlink:href="#__RefHeading___Toc1788_2300946422" text:style-name="Index_20_Link" text:visited-style-name="Index_20_Link">Virtueller Knoten<text:tab/>2</text:a></text:p>
          <text:p text:style-name="P20"><text:a xlink:type="simple" xlink:href="#__RefHeading___Toc1790_2300946422" text:style-name="Index_20_Link" text:visited-style-name="Index_20_Link">Kante<text:tab/>2</text:a></text:p>
          <text:p text:style-name="P21"><text:a xlink:type="simple" xlink:href="#__RefHeading___Toc1792_2300946422" text:style-name="Index_20_Link" text:visited-style-name="Index_20_Link">permanente Kante<text:tab/>2</text:a></text:p>
          <text:p text:style-name="P21"><text:a xlink:type="simple" xlink:href="#__RefHeading___Toc1794_2300946422" text:style-name="Index_20_Link" text:visited-style-name="Index_20_Link">inaktive Kante<text:tab/>2</text:a></text:p>
          <text:p text:style-name="P21"><text:a xlink:type="simple" xlink:href="#__RefHeading___Toc1796_2300946422" text:style-name="Index_20_Link" text:visited-style-name="Index_20_Link">aktive Kante<text:tab/>2</text:a></text:p>
          <text:p text:style-name="P21"><text:a xlink:type="simple" xlink:href="#__RefHeading___Toc1800_2300946422" text:style-name="Index_20_Link" text:visited-style-name="Index_20_Link">Virtuelle Fahrtrichtung<text:tab/>3</text:a></text:p>
          <text:p text:style-name="P21"><text:a xlink:type="simple" xlink:href="#__RefHeading___Toc1802_2300946422" text:style-name="Index_20_Link" text:visited-style-name="Index_20_Link">Reale Fahrtrichtung<text:tab/>3</text:a></text:p>
          <text:p text:style-name="P20"><text:a xlink:type="simple" xlink:href="#__RefHeading___Toc475_1537531153" text:style-name="Index_20_Link" text:visited-style-name="Index_20_Link">Signal<text:tab/>3</text:a></text:p>
          <text:p text:style-name="P20"><text:a xlink:type="simple" xlink:href="#__RefHeading___Toc477_1537531153" text:style-name="Index_20_Link" text:visited-style-name="Index_20_Link">Abschnitt<text:tab/>3</text:a></text:p>
          <text:p text:style-name="P19"><text:a xlink:type="simple" xlink:href="#__RefHeading___Toc479_1537531153" text:style-name="Index_20_Link" text:visited-style-name="Index_20_Link">Schalten einer Fahrstraße<text:tab/>3</text:a></text:p>
        </text:index-body>
      </text:table-of-content>
      <text:h text:style-name="P25" text:outline-level="1"/>
      <text:h text:style-name="P26" text:outline-level="1"><text:bookmark-start text:name="__RefHeading___Toc1780_2300946422"/>Allgemein<text:bookmark-end text:name="__RefHeading___Toc1780_2300946422"/></text:h>
      <text:p text:style-name="P9"/>
      <text:p text:style-name="P12"><text:span text:style-name="T7">D</text:span>iese Dokument beschreibt d<text:span text:style-name="T7">en prinzipiellen Ablauf einer automatischen Zugsteuerung mittels</text:span> Gleisbildstellwerkes<text:span text:style-name="T8">.</text:span></text:p>
      <text:p text:style-name="P14"/>
      <text:h text:style-name="Heading_20_1" text:outline-level="1"><text:bookmark-start text:name="__RefHeading___Toc1782_2300946422"/>Begrifflichkeiten<text:bookmark-end text:name="__RefHeading___Toc1782_2300946422"/></text:h>
      <text:p text:style-name="P1"/>
      <text:h text:style-name="P27" text:outline-level="2"><text:bookmark-start text:name="__RefHeading___Toc1784_2300946422"/>Knoten<text:bookmark-end text:name="__RefHeading___Toc1784_2300946422"/></text:h>
      <text:h text:style-name="Heading_20_3" text:outline-level="3"><text:bookmark-start text:name="__RefHeading___Toc1786_2300946422"/><text:span text:style-name="T2">Realer </text:span>Knoten<text:bookmark-end text:name="__RefHeading___Toc1786_2300946422"/></text:h>
      <text:p text:style-name="P4">Eine Verbindung zwischen </text:p>
      <text:p text:style-name="P4"/>
      <text:list xml:id="list3311975437" text:style-name="L1">
        <text:list-item>
          <text:p text:style-name="P30"><text:span text:style-name="T6">zwei Weichen die </text:span><text:span text:style-name="T1">einen Zug aufnehmen kann (Block) oder </text:span></text:p>
        </text:list-item>
        <text:list-item>
          <text:p text:style-name="P30"><text:span text:style-name="T1">zwischen einer Weiche und einem </text:span><text:span text:style-name="T6">Endgleis </text:span></text:p>
        </text:list-item>
      </text:list>
      <text:p text:style-name="P15"/>
      <text:p text:style-name="P15"><text:span text:style-name="T6">wird </text:span><text:span text:style-name="T2">realer </text:span><text:span text:style-name="T6">Knoten genannt. </text:span>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3" text:outline-level="3"><text:bookmark-start text:name="__RefHeading___Toc1788_2300946422"/>Virtueller Knoten<text:bookmark-end text:name="__RefHeading___Toc1788_2300946422"/>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<text:bookmark-start text:name="__RefHeading___Toc1790_2300946422"/>Kante<text:bookmark-end text:name="__RefHeading___Toc1790_2300946422"/></text:h>
      <text:p text:style-name="P5">Eine Verbindung zwischen zwei Knoten, <text:span text:style-name="T2">egal ob realer oder virtueller Knoten, wird Kante genannt. Hier wird zwischen inaktiver, aktiver und permanenter Kante unterschieden. </text:span></text:p>
      <text:p text:style-name="P5"/>
      <text:h text:style-name="Heading_20_3" text:outline-level="3"><text:bookmark-start text:name="__RefHeading___Toc1792_2300946422"/>permanente Kante<text:bookmark-end text:name="__RefHeading___Toc1792_2300946422"/></text:h>
      <text:p text:style-name="P18">Eine permanente Kante verbindet zwei reale Knoten, wenn die Verbindung keine Weiche beinhaltet.<text:line-break/><text:span text:style-name="T4">Wenn sich auf einer Strecke als 2 oder mehr Streckenblöcke befinden.</text:span></text:p>
      <text:h text:style-name="Heading_20_3" text:outline-level="3"><text:bookmark-start text:name="__RefHeading___Toc1794_2300946422"/><text:span text:style-name="T3">i</text:span>naktive Kante<text:bookmark-end text:name="__RefHeading___Toc1794_2300946422"/></text:h>
      <text:p text:style-name="P6">Eine inaktive Kante verbindet zwei Knoten, wenn der eine Knoten durch die Stellung der Weiche nicht erreicht werden kann.</text:p>
      <text:p text:style-name="P6"/>
      <text:h text:style-name="Heading_20_3" text:outline-level="3"><text:bookmark-start text:name="__RefHeading___Toc1796_2300946422"/>aktive Kante<text:bookmark-end text:name="__RefHeading___Toc1796_2300946422"/></text:h>
      <text:p text:style-name="P6">Eine aktive Kante verbindet zwei Knoten, wenn der eine Knoten durch die Stellung der Weiche erreicht wird kann.</text:p>
      <text:p text:style-name="P6"/>
      <text:p text:style-name="P7"><text:soft-page-break/>Zu einer aktiven Kante gehört mindestens eine oder maximal drei inaktive Kante(n). Dieser Kantenverbund gehört zu einer Weiche. <text:s/>Ein Kantenverbund stellt softwaretechnisch eine Verkettete Liste dar, </text:p>
      <text:p text:style-name="P1"/>
      <text:p text:style-name="P1"/>
      <text:h text:style-name="P28" text:outline-level="2"/>
      <text:h text:style-name="Heading_20_3" text:outline-level="3"><text:bookmark-start text:name="__RefHeading___Toc1800_2300946422"/>Virtuelle Fahrtrichtung <text:bookmark-end text:name="__RefHeading___Toc1800_2300946422"/></text:h>
      <text:p text:style-name="P8">Fahrtrichtung eines Zug die sich aufgrund der Streckenführung ändert.</text:p>
      <text:p text:style-name="P8">Dies tritt z.B. ein <text:span text:style-name="T6">wenn </text:span>ein <text:span text:style-name="T6">Zug durch eine Kehre fährt </text:span>oder eine Lok auf einer Drehscheibe gewendet wird<text:span text:style-name="T6">.</text:span></text:p>
      <text:p text:style-name="P1"/>
      <text:h text:style-name="Heading_20_3" text:outline-level="3"><text:bookmark-start text:name="__RefHeading___Toc1802_2300946422"/>Reale Fahrtrichtung <text:bookmark-end text:name="__RefHeading___Toc1802_2300946422"/></text:h>
      <text:p text:style-name="P3">Ändert sich, wenn Fahrtrichtung am Zug durch Fahrpult geändert wird. <text:span text:style-name="T5">Dies zieht auch immer eine virtuelle Fahrtrichtungsänderung nach sich.</text:span></text:p>
      <text:p text:style-name="P1"/>
      <text:p text:style-name="P1"/>
      <text:p text:style-name="P11">Fahrstraße</text:p>
      <text:p text:style-name="P13">Eine Fahrstraße bezeichnet die kürzeste Verbindung zwischen zwei Abschnitten mit jeweils richtig gestellten Weichen.</text:p>
      <text:p text:style-name="P13">Wenn eine Fahrstraße geschaltet wird müssen die jeweiligen Signale auf rot stehen.</text:p>
      <text:p text:style-name="P10"/>
      <text:p text:style-name="P10"/>
      <text:h text:style-name="P29" text:outline-level="2"><text:bookmark-start text:name="__RefHeading___Toc475_1537531153"/>Signal<text:bookmark-end text:name="__RefHeading___Toc475_1537531153"/></text:h>
      <text:p text:style-name="P16">Ein Signal kann auf grün geschaltet werden wenn:</text:p>
      <text:list xml:id="list268341667" text:style-name="L2">
        <text:list-item>
          <text:p text:style-name="P31">sich im folgenden Block kein Zug befindet</text:p>
        </text:list-item>
        <text:list-item>
          <text:p text:style-name="P31">Eine Fahrstraße gesetzt und verriegelt ist.</text:p>
        </text:list-item>
      </text:list>
      <text:h text:style-name="P29" text:outline-level="2"><text:bookmark-start text:name="__RefHeading___Toc477_1537531153"/>Abschnitt<text:bookmark-end text:name="__RefHeading___Toc477_1537531153"/></text:h>
      <text:p text:style-name="P17">Jeder Abschnitt beinhaltet:</text:p>
      <text:list xml:id="list3440203573" text:style-name="L3">
        <text:list-item>
          <text:p text:style-name="P32">ein Symbol welches mit einem Fahrstraßensymbol überlager<text:span text:style-name="T9">t</text:span> ist.</text:p>
        </text:list-item>
        <text:list-item>
          <text:p text:style-name="P32">mindestens ein oder mehrere Blöcke.</text:p>
        </text:list-item>
        <text:list-item>
          <text:p text:style-name="P33">Eine Fahrtrichtungsangabe (links, rechts, bzw. rauf, runter oder rechts und links und rauf und runter also in beide Fahrtrichtungen.</text:p>
        </text:list-item>
      </text:list>
      <text:p text:style-name="P34"/>
      <text:p text:style-name="P34"/>
      <text:h text:style-name="Heading_20_1" text:outline-level="1"><text:bookmark-start text:name="__RefHeading___Toc479_1537531153"/>Schalten einer Fahrstraße<text:bookmark-end text:name="__RefHeading___Toc479_1537531153"/></text:h>
      <text:p text:style-name="P36">Eine Fahrstraße existiert immer dann, wenn sich zwischen zwei Blöcken mindestens eine Weiche befindet. </text:p>
      <text:p text:style-name="P35"/>
      <text:p text:style-name="P35">Um eine Fahrstraße schalten zu können müssen zuvor die 2 Blöcke zwischen denen gerade die aktuelle Fahrstraße besteht und 2 Blöcke für die neue Fahrstraße gesperrt werden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9T22:31:29.492884832</meta:creation-date>
    <dc:date>2021-02-05T21:59:30.016654763</dc:date>
    <meta:editing-duration>PT4H26M45S</meta:editing-duration>
    <meta:editing-cycles>26</meta:editing-cycles>
    <meta:generator>LibreOffice/6.4.6.2$Linux_X86_64 LibreOffice_project/40$Build-2</meta:generator>
    <meta:document-statistic meta:table-count="0" meta:image-count="0" meta:object-count="0" meta:page-count="3" meta:paragraph-count="57" meta:word-count="444" meta:character-count="3058" meta:non-whitespace-character-count="2668"/>
  </office:meta>
</office:document-meta>
</file>